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31930" draw:stroke="none" fo:margin="1.000000000000000pt" style:wrap="biggest" style:wrap-dynamic-threshold="0.000000000000000pt" svg:fill-rule="evenodd"/>
    </style:style>
    <style:style style:name="gr3" style:family="graphic">
      <style:graphic-properties draw:fill="none" draw:stroke="solid" draw:stroke-linejoin="miter" fo:margin="1.000000000000000pt" style:wrap="biggest" style:wrap-dynamic-threshold="0.000000000000000pt" svg:fill-rule="nonzero" svg:stroke-color="#000000" svg:stroke-opacity="1" svg:stroke-width="0.353108000000000pt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3183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34"/>
        </draw:layer-set>
        <draw:g draw:style-name="gr1" draw:id="shape1" svg:y="0.00000368074pt">
          <draw:rect draw:style-name="gr2" draw:id="shape2" draw:name="rect551" draw:layer="g634" svg:width="300.28100000000pt" svg:height="200.18700000000pt" draw:transform="matrix(0.50819700000 0.00000000000 0.00000000000 0.49953200000 0.00000000000pt 0.00000368074pt)"/>
          <draw:path draw:style-name="gr3" draw:id="shape3" draw:name="path670" draw:layer="g634" svg:width="0.00000000000pt" svg:height="0.00000000000pt" draw:transform="matrix(0.50819700000 0.00000000000 0.00000000000 0.49953200000 95.86000000000pt 43.03952000000pt)" svg:viewBox="0 0 0 0" svg:d="M0 0C0 0 0 0 0 0" koffice:nodeTypes="cc"/>
          <draw:path draw:style-name="gr4" draw:id="shape4" draw:name="path614" draw:layer="g634" svg:width="291.38612298082pt" svg:height="291.38612298082pt" draw:transform="matrix(0.17438700000 0.00000000000 0.00000000000 0.17141300000 25.43368000000pt 25.00008000000pt)" svg:viewBox="0 0 291 291" svg:d="M291.386 145.693C291.386 226.157 226.157 291.386 145.693 291.386C65.2289 291.386 0 226.157 0 145.693C0 65.2289 65.2289 0 145.693 0C226.157 0 291.386 65.2289 291.386 145.693Z" koffice:nodeTypes="ccccc"/>
          <draw:path draw:style-name="gr5" draw:id="shape5" draw:name="path615" draw:layer="g634" svg:width="128.01780145620pt" svg:height="128.04620416875pt" draw:transform="matrix(0.31789800000 0.00000000000 0.00000000000 0.31247700000 36.87880000000pt 29.99784000000pt)" svg:viewBox="0 0 128 128" svg:d="M128.018 64.0233C128.022 99.3812 99.3628 128.046 64.0089 128.046C28.655 128.046 -0.00395214 99.3812 4.08794e-07 64.0233C-0.00395214 28.6654 28.655 1.13708e-14 64.0089 0C99.3628 0 128.022 28.6654 128.018 64.0233Z" koffice:nodeTypes="ccccc"/>
          <draw:path draw:style-name="gr4" draw:id="shape6" draw:name="path563" draw:layer="g634" svg:width="45.61564624035pt" svg:height="46.42318885722pt" draw:transform="matrix(0.50819700000 0.00000000000 0.00000000000 0.49953200000 72.42400000000pt 38.32200000000pt)" svg:viewBox="0 0 46 46" svg:d="M17.2971 0L16.8948 18.5855L0 23.2929L16.6535 29.3797L16.2512 46.4232L27.1121 33.1132L43.5239 38.9566L34.0307 24.6724L45.6156 10.4696L27.8362 15.5014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4:01</dc:date>
    <meta:creation-date>2011-05-22T06:10:46</meta:creation-date>
    <dc:creator>Yue Liu</dc:creator>
  </office:meta>
</office:document-meta>
</file>